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7" style:family="paragraph" style:parent-style-name="Standard" style:master-page-name="Standard">
      <style:paragraph-properties fo:text-align="center" style:justify-single-word="false" style:page-number="1"/>
    </style:style>
    <style:style style:name="P18"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sked-it</text:span></text:p>
          </table:table-cell>
          <table:table-cell table:style-name="Table1.A1" office:value-type="string">
            <text:p text:style-name="P6"><text:span text:style-name="T5">Project ID</text:span></text:p>
          </table:table-cell>
          <table:table-cell table:style-name="Table1.D1" office:value-type="string">
            <text:p text:style-name="P6"><text:span text:style-name="T2">3</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Justin Tristan Gabriel R. Granda</text:span></text:p>
          </table:table-cell>
          <table:table-cell table:style-name="Table1.A1" office:value-type="string">
            <text:p text:style-name="P6"><text:span text:style-name="T5">Sprint No.</text:span></text:p>
          </table:table-cell>
          <table:table-cell table:style-name="Table1.D1" office:value-type="string">
            <text:p text:style-name="P6"><text:span text:style-name="T2">4</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March 13,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sked-it-sprint_4-with_automated_scheduler/CS_192_WEB_PROTOTYPE/templates/groupschedapproval.html</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Follows HTML 5 Doctyp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Comment on differentiation between Bootstrap 3 and Internal CS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commented CSS Styles(in head tag).</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Follow jinja 2 syntax properly.</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named jinja block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Icons in use are depressed(e.g. when in logIn.html page, your account glyphicon seems to be pressed).</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Comments before submit buttons are made for clarity and easy referenc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tabbed(4-space tab) code block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
      <text:list xml:id="list2612271821" text:style-name="WWNum1">
        <text:list-item>
          <text:p text:style-name="P18"/>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13"/>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13"/>
          </table:table-cell>
        </table:table-row>
      </table:table>
      <text:p text:style-name="P4"/>
      <text:list xml:id="list14807785019613" text:continue-numbering="true" text:style-name="WWNum1">
        <text:list-item>
          <text:p text:style-name="P18"/>
        </text:list-item>
        <text:list-item>
          <text:p text:style-name="P18"/>
        </text:list-item>
      </text:list>
      <text:p text:style-name="P4"/>
      <text:p text:style-name="P4"/>
      <text:p text:style-name="P4"/>
      <text:p text:style-name="P4"/>
      <text:list xml:id="list14809512219645" text:continue-numbering="true" text:style-name="WWNum1">
        <text:list-item>
          <text:p text:style-name="P19"><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76" meta:word-count="343" meta:character-count="2155" meta:non-whitespace-character-count="1868"/>
    <meta:generator>LibreOfficeDev/6.0.5.2$Linux_X86_64 LibreOffice_project/</meta:generator>
  </office:meta>
</office:document-meta>
</file>